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swiss"/>
    <style:font-face style:name="FreeSans1" svg:font-family="FreeSans" style:font-family-generic="swiss"/>
    <style:font-face style:name="Open Sans" svg:font-family="'Open Sans'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a1" style:family="table">
      <style:table-properties style:width="15.397cm" fo:margin-left="1.453cm" table:align="left"/>
    </style:style>
    <style:style style:name="Tabla1.A" style:family="table-column">
      <style:table-column-properties style:column-width="2.2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397cm" fo:margin-left="1.453cm" table:align="left"/>
    </style:style>
    <style:style style:name="Tabla2.A" style:family="table-column">
      <style:table-column-properties style:column-width="2.2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610" officeooo:paragraph-rsid="0011f610"/>
    </style:style>
    <style:style style:name="P2" style:family="paragraph" style:parent-style-name="Standard" style:list-style-name="L1">
      <style:text-properties officeooo:rsid="0011f610" officeooo:paragraph-rsid="0011f610"/>
    </style:style>
    <style:style style:name="P3" style:family="paragraph" style:parent-style-name="Standard" style:list-style-name="L1">
      <style:text-properties officeooo:rsid="0011f610" officeooo:paragraph-rsid="00129a99"/>
    </style:style>
    <style:style style:name="P4" style:family="paragraph" style:parent-style-name="Standard">
      <style:text-properties officeooo:paragraph-rsid="0011f610"/>
    </style:style>
    <style:style style:name="P5" style:family="paragraph" style:parent-style-name="Standard" style:list-style-name="L1">
      <style:text-properties officeooo:paragraph-rsid="0011f610"/>
    </style:style>
    <style:style style:name="P6" style:family="paragraph" style:parent-style-name="Standard" style:list-style-name="L1">
      <style:text-properties officeooo:paragraph-rsid="00129a99"/>
    </style:style>
    <style:style style:name="P7" style:family="paragraph" style:parent-style-name="Standard" style:list-style-name="L1">
      <style:text-properties officeooo:rsid="00122eea" officeooo:paragraph-rsid="00122eea"/>
    </style:style>
    <style:style style:name="P8" style:family="paragraph" style:parent-style-name="Standard" style:list-style-name="L1">
      <style:text-properties officeooo:rsid="00122eea" officeooo:paragraph-rsid="00129a99"/>
    </style:style>
    <style:style style:name="P9" style:family="paragraph" style:parent-style-name="Standard">
      <style:text-properties officeooo:rsid="00122eea" officeooo:paragraph-rsid="00122eea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1f610" officeooo:paragraph-rsid="0011f61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1f610" officeooo:paragraph-rsid="00129a99" style:font-weight-asian="bold" style:font-weight-complex="bold"/>
    </style:style>
    <style:style style:name="P12" style:family="paragraph" style:parent-style-name="Standard">
      <style:text-properties officeooo:paragraph-rsid="00129a99"/>
    </style:style>
    <style:style style:name="P13" style:family="paragraph" style:parent-style-name="Standard">
      <style:paragraph-properties fo:break-before="page"/>
      <style:text-properties officeooo:rsid="0011f610" officeooo:paragraph-rsid="00129a99"/>
    </style:style>
    <style:style style:name="P14" style:family="paragraph" style:parent-style-name="Text_20_body" style:list-style-name="L1">
      <style:text-properties officeooo:paragraph-rsid="0011f610"/>
    </style:style>
    <style:style style:name="P15" style:family="paragraph" style:parent-style-name="Text_20_body" style:list-style-name="L1">
      <style:text-properties officeooo:paragraph-rsid="00129a99"/>
    </style:style>
    <style:style style:name="P16" style:family="paragraph" style:parent-style-name="Table_20_Heading">
      <style:text-properties officeooo:paragraph-rsid="00129a99"/>
    </style:style>
    <style:style style:name="P17" style:family="paragraph" style:parent-style-name="Table_20_Contents">
      <style:text-properties officeooo:paragraph-rsid="0011f610"/>
    </style:style>
    <style:style style:name="P18" style:family="paragraph" style:parent-style-name="Table_20_Contents">
      <style:text-properties officeooo:rsid="0011f610" officeooo:paragraph-rsid="0011f610"/>
    </style:style>
    <style:style style:name="P19" style:family="paragraph" style:parent-style-name="Table_20_Contents">
      <style:text-properties officeooo:rsid="0011f610" officeooo:paragraph-rsid="00129a99"/>
    </style:style>
    <style:style style:name="P20" style:family="paragraph" style:parent-style-name="Table_20_Contents">
      <style:text-properties officeooo:paragraph-rsid="00129a99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1f610"/>
    </style:style>
    <style:style style:name="T2" style:family="text">
      <style:text-properties officeooo:rsid="00122eea"/>
    </style:style>
    <style:style style:name="T3" style:family="text">
      <style:text-properties fo:font-weight="bold" officeooo:rsid="00122eea" style:font-weight-asian="bold" style:font-weight-complex="bold"/>
    </style:style>
    <style:style style:name="T4" style:family="text">
      <style:text-properties officeooo:rsid="001269ab"/>
    </style:style>
    <style:style style:name="T5" style:family="text">
      <style:text-properties officeooo:rsid="00129a99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0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 y apellido: <text:s text:c="90"/>Fecha:</text:p>
      <text:p text:style-name="P10">Pausa Evaluativa Matemáticas</text:p>
      <text:list xml:id="list7696952402724859617" text:style-name="L1">
        <text:list-item>
          <text:p text:style-name="P5"><text:span text:style-name="T1">¿Cuál de las siguientes es la escritura correcta del número “trescientos un mil doce”? Rodeala</text:span></text:p>
          <text:p text:style-name="P5"/>
          <text:p text:style-name="P5"><text:span text:style-name="T1"><text:s/>3.001.012 <text:s text:c="16"/>301.120 <text:s text:c="23"/>310.012 <text:s text:c="26"/>301.012 <text:s text:c="16"/></text:span></text:p>
        </text:list-item>
        <text:list-item>
          <text:p text:style-name="P2">Elegí un número de 5 cifras cifras que tenga dos ceros. Anotalo y escribí cómo se lee.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5"><text:span text:style-name="T1">Escribí con cifras los siguientes números </text:span></text:p>
          <text:list>
            <text:list-item>
              <text:p text:style-name="P5">Tres mil ochocientos veinte:……… </text:p>
            </text:list-item>
            <text:list-item>
              <text:p text:style-name="P5">Quinientos mil veinte:…….. </text:p>
            </text:list-item>
            <text:list-item>
              <text:p text:style-name="P5">Ciento cincuenta mil doscientos ocho:……… </text:p>
            </text:list-item>
          </text:list>
        </text:list-item>
        <text:list-item>
          <text:p text:style-name="P14">En la siguiente tabla se puede l<text:span text:style-name="T4">e</text:span>er la capacidad que tienen algunos estadios de fútbol. </text:p>
        </text:list-item>
      </text:list>
      <table:table table:name="Tabla1" table:style-name="Tabla1">
        <table:table-column table:style-name="Tabla1.A" table:number-columns-repeated="7"/>
        <table:table-row>
          <table:table-cell table:style-name="Tabla1.A1" office:value-type="string">
            <text:p text:style-name="Table_20_Heading">Estadio</text:p>
          </table:table-cell>
          <table:table-cell table:style-name="Tabla1.A1" office:value-type="string">
            <text:p text:style-name="P18">Lan<text:span text:style-name="T4">ú</text:span>s</text:p>
          </table:table-cell>
          <table:table-cell table:style-name="Tabla1.A1" office:value-type="string">
            <text:p text:style-name="P18">Huracán</text:p>
          </table:table-cell>
          <table:table-cell table:style-name="Tabla1.A1" office:value-type="string">
            <text:p text:style-name="P18">Arsenal</text:p>
          </table:table-cell>
          <table:table-cell table:style-name="Tabla1.A1" office:value-type="string">
            <text:p text:style-name="P18">Racing</text:p>
          </table:table-cell>
          <table:table-cell table:style-name="Tabla1.A1" office:value-type="string">
            <text:p text:style-name="Table_20_Contents">River<text:line-break/>P<text:span text:style-name="T4">l</text:span>ate</text:p>
          </table:table-cell>
          <table:table-cell table:style-name="Tabla1.G1" office:value-type="string">
            <text:p text:style-name="P18">Quilmes</text:p>
          </table:table-cell>
        </table:table-row>
        <table:table-row>
          <table:table-cell table:style-name="Tabla1.A2" office:value-type="string">
            <text:p text:style-name="Table_20_Heading">Capacidad</text:p>
          </table:table-cell>
          <table:table-cell table:style-name="Tabla1.A2" office:value-type="string">
            <text:p text:style-name="Standard">47.027</text:p>
          </table:table-cell>
          <table:table-cell table:style-name="Tabla1.A2" office:value-type="string">
            <text:p text:style-name="Table_20_Contents">48.314</text:p>
          </table:table-cell>
          <table:table-cell table:style-name="Tabla1.A2" office:value-type="string">
            <text:p text:style-name="Table_20_Contents">16.000</text:p>
          </table:table-cell>
          <table:table-cell table:style-name="Tabla1.A2" office:value-type="string">
            <text:p text:style-name="Table_20_Contents">51.389</text:p>
          </table:table-cell>
          <table:table-cell table:style-name="Tabla1.A2" office:value-type="string">
            <text:p text:style-name="Table_20_Contents">65.645</text:p>
          </table:table-cell>
          <table:table-cell table:style-name="Tabla1.G2" office:value-type="string">
            <text:p text:style-name="P17">30.200</text:p>
          </table:table-cell>
        </table:table-row>
      </table:table>
      <text:p text:style-name="P4"/>
      <text:list xml:id="list110854604866006" text:continue-numbering="true" text:style-name="L1">
        <text:list-item>
          <text:list>
            <text:list-item>
              <text:p text:style-name="P5">¿Cómo se escribe con letras la cantidad de espectadores que entran en la cancha de <text:span text:style-name="T1">Huracán?</text:span></text:p>
            </text:list-item>
            <text:list-item>
              <text:p text:style-name="P5">En la cancha de <text:span text:style-name="T2">Banfield entran </text:span><text:span text:style-name="T3">treinta y cuatro mil novecientos</text:span><text:span text:style-name="T2"> </text:span><text:span text:style-name="T3">un</text:span><text:span text:style-name="T2"> espectadores</text:span>. Escribí esa cantidad usando números.</text:p>
            </text:list-item>
          </text:list>
        </text:list-item>
        <text:list-item>
          <text:p text:style-name="P7">En un juego se reparten tarjetas para asignar los puntos de los jugadores. Las tarjetas son de</text:p>
          <text:p text:style-name="P7"><draw:frame text:anchor-type="paragraph" draw:z-index="0" draw:name="Forma1" draw:style-name="gr1" draw:text-style-name="P22" svg:width="2.564cm" svg:height="1.089cm" svg:x="1.272cm" svg:y="0.215cm"><draw:text-box><text:p text:style-name="P21"><text:span text:style-name="T6">10.000.000</text:span></text:p></draw:text-box></draw:frame><draw:frame text:anchor-type="paragraph" draw:z-index="1" draw:name="Forma1" draw:style-name="gr2" draw:text-style-name="P23" svg:width="2.564cm" svg:height="1.089cm" svg:x="4.133cm" svg:y="0.187cm"><draw:text-box><text:p text:style-name="P21"><text:span text:style-name="T6">1.000.000</text:span></text:p></draw:text-box></draw:frame><draw:frame text:anchor-type="paragraph" draw:z-index="2" draw:name="Forma1" draw:style-name="gr3" draw:text-style-name="P23" svg:width="2.564cm" svg:height="1.089cm" svg:x="7.133cm" svg:y="0.187cm"><draw:text-box><text:p text:style-name="P21"><text:span text:style-name="T6">100.000</text:span></text:p></draw:text-box></draw:frame><draw:frame text:anchor-type="paragraph" draw:z-index="3" draw:name="Forma1" draw:style-name="gr4" draw:text-style-name="P23" svg:width="2.564cm" svg:height="1.089cm" svg:x="10.134cm" svg:y="0.187cm"><draw:text-box><text:p text:style-name="P21"><text:span text:style-name="T6">10.000</text:span></text:p></draw:text-box></draw:frame><draw:frame text:anchor-type="paragraph" draw:z-index="4" draw:name="Forma1" draw:style-name="gr5" draw:text-style-name="P23" svg:width="2.564cm" svg:height="1.089cm" svg:x="13.134cm" svg:y="0.187cm"><draw:text-box><text:p text:style-name="P21"><text:span text:style-name="T6">1.000</text:span></text:p></draw:text-box></draw:frame><draw:frame text:anchor-type="paragraph" draw:z-index="7" draw:name="Forma1" draw:style-name="gr8" draw:text-style-name="P22" svg:width="2.564cm" svg:height="1.089cm" svg:x="13.273cm" svg:y="5.216cm"><draw:text-box><text:p text:style-name="P21"><text:span text:style-name="T6">10.000.000</text:span></text:p></draw:text-box></draw:frame><draw:frame text:anchor-type="paragraph" draw:z-index="9" draw:name="Forma1" draw:style-name="gr10" draw:text-style-name="P23" svg:width="2.564cm" svg:height="1.089cm" svg:x="10.134cm" svg:y="5.188cm"><draw:text-box><text:p text:style-name="P21"><text:span text:style-name="T6">100.000</text:span></text:p></draw:text-box></draw:frame><draw:frame text:anchor-type="paragraph" draw:z-index="12" draw:name="Forma1" draw:style-name="gr13" draw:text-style-name="P23" svg:width="2.564cm" svg:height="1.089cm" svg:x="7.133cm" svg:y="5.188cm"><draw:text-box><text:p text:style-name="P21"><text:span text:style-name="T6">10.000</text:span></text:p></draw:text-box></draw:frame><draw:frame text:anchor-type="paragraph" draw:z-index="17" draw:name="Forma1" draw:style-name="gr18" draw:text-style-name="P23" svg:width="2.564cm" svg:height="1.089cm" svg:x="4.133cm" svg:y="5.188cm"><draw:text-box><text:p text:style-name="P21"><text:span text:style-name="T6">1.000</text:span></text:p></draw:text-box></draw:frame></text:p>
          <text:p text:style-name="P7"/>
          <text:p text:style-name="P7"/>
          <text:p text:style-name="P7"><draw:frame text:anchor-type="paragraph" draw:z-index="5" draw:name="Forma1" draw:style-name="gr6" draw:text-style-name="P23" svg:width="2.564cm" svg:height="1.089cm" svg:x="5.272cm" svg:y="0.132cm"><draw:text-box><text:p text:style-name="P21"><text:span text:style-name="T6">100</text:span></text:p></draw:text-box></draw:frame><draw:frame text:anchor-type="paragraph" draw:z-index="6" draw:name="Forma1" draw:style-name="gr7" draw:text-style-name="P23" svg:width="2.564cm" svg:height="1.089cm" svg:x="8.273cm" svg:y="0.132cm"><draw:text-box><text:p text:style-name="P21"><text:span text:style-name="T6">10</text:span></text:p></draw:text-box></draw:frame><draw:frame text:anchor-type="paragraph" draw:z-index="20" draw:name="Forma1" draw:style-name="gr21" draw:text-style-name="P23" svg:width="2.564cm" svg:height="1.089cm" svg:x="11.273cm" svg:y="0.132cm"><draw:text-box><text:p text:style-name="P21"><text:span text:style-name="T6">1</text:span></text:p></draw:text-box></draw:frame><draw:frame text:anchor-type="paragraph" draw:z-index="22" draw:name="Forma1" draw:style-name="gr23" draw:text-style-name="P23" svg:width="2.564cm" svg:height="1.089cm" svg:x="1.272cm" svg:y="5.133cm"><draw:text-box><text:p text:style-name="P21"><text:span text:style-name="T6">1</text:span></text:p></draw:text-box></draw:frame> </text:p>
        </text:list-item>
      </text:list>
      <text:p text:style-name="P9"/>
      <text:p text:style-name="P9"/>
      <text:list xml:id="list110854669621959" text:continue-numbering="true" text:style-name="L1">
        <text:list-item>
          <text:list>
            <text:list-item>
              <text:p text:style-name="P7">Si Pedro tiene 5.504.731 puntos ¿Cuáles son las tarjetas que tiene?</text:p>
            </text:list-item>
            <text:list-item>
              <text:p text:style-name="P7"><draw:frame text:anchor-type="paragraph" draw:z-index="8" draw:name="Forma1" draw:style-name="gr9" draw:text-style-name="P22" svg:width="2.564cm" svg:height="1.089cm" svg:x="13.273cm" svg:y="2.882cm"><draw:text-box><text:p text:style-name="P21"><text:span text:style-name="T6">10.000.000</text:span></text:p></draw:text-box></draw:frame><draw:frame text:anchor-type="paragraph" draw:z-index="10" draw:name="Forma1" draw:style-name="gr11" draw:text-style-name="P23" svg:width="2.564cm" svg:height="1.089cm" svg:x="10.273cm" svg:y="2.875cm"><draw:text-box><text:p text:style-name="P21"><text:span text:style-name="T6">100.000</text:span></text:p></draw:text-box></draw:frame><draw:frame text:anchor-type="paragraph" draw:z-index="11" draw:name="Forma1" draw:style-name="gr12" draw:text-style-name="P23" svg:width="2.564cm" svg:height="1.089cm" svg:x="10.273cm" svg:y="4.233cm"><draw:text-box><text:p text:style-name="P21"><text:span text:style-name="T6">100.000</text:span></text:p></draw:text-box></draw:frame><draw:frame text:anchor-type="paragraph" draw:z-index="13" draw:name="Forma1" draw:style-name="gr14" draw:text-style-name="P23" svg:width="2.564cm" svg:height="1.089cm" svg:x="7.133cm" svg:y="2.854cm"><draw:text-box><text:p text:style-name="P21"><text:span text:style-name="T6">10.000</text:span></text:p></draw:text-box></draw:frame><draw:frame text:anchor-type="paragraph" draw:z-index="14" draw:name="Forma1" draw:style-name="gr15" draw:text-style-name="P23" svg:width="2.564cm" svg:height="1.089cm" svg:x="7.071cm" svg:y="4.233cm"><draw:text-box><text:p text:style-name="P21"><text:span text:style-name="T6">10.000</text:span></text:p></draw:text-box></draw:frame><draw:frame text:anchor-type="paragraph" draw:z-index="15" draw:name="Forma1" draw:style-name="gr16" draw:text-style-name="P23" svg:width="2.564cm" svg:height="1.089cm" svg:x="7.05cm" svg:y="5.546cm"><draw:text-box><text:p text:style-name="P21"><text:span text:style-name="T6">10.000</text:span></text:p></draw:text-box></draw:frame><draw:frame text:anchor-type="paragraph" draw:z-index="16" draw:name="Forma1" draw:style-name="gr17" draw:text-style-name="P23" svg:width="2.564cm" svg:height="1.089cm" svg:x="7.078cm" svg:y="6.96cm"><draw:text-box><text:p text:style-name="P21"><text:span text:style-name="T6">10.000</text:span></text:p></draw:text-box></draw:frame><draw:frame text:anchor-type="paragraph" draw:z-index="18" draw:name="Forma1" draw:style-name="gr19" draw:text-style-name="P23" svg:width="2.564cm" svg:height="1.089cm" svg:x="4.133cm" svg:y="2.882cm"><draw:text-box><text:p text:style-name="P21"><text:span text:style-name="T6">1.000</text:span></text:p></draw:text-box></draw:frame><draw:frame text:anchor-type="paragraph" draw:z-index="19" draw:name="Forma1" draw:style-name="gr20" draw:text-style-name="P23" svg:width="2.564cm" svg:height="1.089cm" svg:x="4.133cm" svg:y="4.327cm"><draw:text-box><text:p text:style-name="P21"><text:span text:style-name="T6">1.000</text:span></text:p></draw:text-box></draw:frame><draw:frame text:anchor-type="paragraph" draw:z-index="21" draw:name="Forma1" draw:style-name="gr22" draw:text-style-name="P23" svg:width="2.564cm" svg:height="1.089cm" svg:x="1.272cm" svg:y="1.515cm"><draw:text-box><text:p text:style-name="P21"><text:span text:style-name="T6">10</text:span></text:p></draw:text-box></draw:frame><draw:frame text:anchor-type="paragraph" draw:z-index="23" draw:name="Forma1" draw:style-name="gr24" draw:text-style-name="P23" svg:width="2.564cm" svg:height="1.089cm" svg:x="1.272cm" svg:y="4.466cm"><draw:text-box><text:p text:style-name="P21"><text:span text:style-name="T6">1</text:span></text:p></draw:text-box></draw:frame>Jacinta tiene estas tarjetas ¿Cuál es su puntaje?</text:p>
            </text:list-item>
          </text:list>
        </text:list-item>
      </text:list>
      <text:p text:style-name="P13">Nombre y apellido: <text:s text:c="90"/>Fecha:</text:p>
      <text:p text:style-name="P11">Pausa Evaluativa Matemáticas</text:p>
      <text:list xml:id="list110853480727417" text:continue-list="list110854669621959" text:style-name="L1">
        <text:list-item text:start-value="1">
          <text:p text:style-name="P6"><text:span text:style-name="T1">¿Cuál de las siguientes es la escritura correcta del número “tres mil doce”? Rodeala</text:span></text:p>
          <text:p text:style-name="P6"/>
          <text:p text:style-name="P6"><text:span text:style-name="T1"><text:s/>3.12 <text:s text:c="16"/>3.012 <text:s text:c="23"/>310.012 <text:s text:c="26"/>301.012 <text:s text:c="16"/></text:span></text:p>
        </text:list-item>
        <text:list-item>
          <text:p text:style-name="P3">Elegí un número de <text:span text:style-name="T5">4</text:span> cifras cifras que tenga dos ceros. Anotalo y escribí cómo se lee.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6"><text:span text:style-name="T1">Escribí con cifras los siguientes números </text:span></text:p>
          <text:list>
            <text:list-item>
              <text:p text:style-name="P6">Tres mil ochocientos veinte:……… </text:p>
            </text:list-item>
            <text:list-item>
              <text:p text:style-name="P6">Quinientos <text:span text:style-name="T5">ocho</text:span>:…….. </text:p>
            </text:list-item>
            <text:list-item>
              <text:p text:style-name="P6"><text:span text:style-name="T5">Diez mil</text:span> doscientos <text:span text:style-name="T5">quince</text:span>:……… </text:p>
            </text:list-item>
          </text:list>
        </text:list-item>
        <text:list-item>
          <text:p text:style-name="P15">En la siguiente tabla se puede l<text:span text:style-name="T4">e</text:span>er la capacidad que tienen algunos estadios de fútbol. </text:p>
        </text:list-item>
      </text:list>
      <table:table table:name="Tabla2" table:style-name="Tabla2">
        <table:table-column table:style-name="Tabla2.A" table:number-columns-repeated="7"/>
        <table:table-row>
          <table:table-cell table:style-name="Tabla2.A1" office:value-type="string">
            <text:p text:style-name="P16">Estadio</text:p>
          </table:table-cell>
          <table:table-cell table:style-name="Tabla2.A1" office:value-type="string">
            <text:p text:style-name="P19">Lan<text:span text:style-name="T4">ú</text:span>s</text:p>
          </table:table-cell>
          <table:table-cell table:style-name="Tabla2.A1" office:value-type="string">
            <text:p text:style-name="P19">Huracán</text:p>
          </table:table-cell>
          <table:table-cell table:style-name="Tabla2.A1" office:value-type="string">
            <text:p text:style-name="P19">Arsenal</text:p>
          </table:table-cell>
          <table:table-cell table:style-name="Tabla2.A1" office:value-type="string">
            <text:p text:style-name="P19">Racing</text:p>
          </table:table-cell>
          <table:table-cell table:style-name="Tabla2.A1" office:value-type="string">
            <text:p text:style-name="P20">River<text:line-break/>P<text:span text:style-name="T4">l</text:span>ate</text:p>
          </table:table-cell>
          <table:table-cell table:style-name="Tabla2.G1" office:value-type="string">
            <text:p text:style-name="P19">Quilmes</text:p>
          </table:table-cell>
        </table:table-row>
        <table:table-row>
          <table:table-cell table:style-name="Tabla2.A2" office:value-type="string">
            <text:p text:style-name="P16">Capacidad</text:p>
          </table:table-cell>
          <table:table-cell table:style-name="Tabla2.A2" office:value-type="string">
            <text:p text:style-name="P12">47.027</text:p>
          </table:table-cell>
          <table:table-cell table:style-name="Tabla2.A2" office:value-type="string">
            <text:p text:style-name="P20">48.314</text:p>
          </table:table-cell>
          <table:table-cell table:style-name="Tabla2.A2" office:value-type="string">
            <text:p text:style-name="P20">16.000</text:p>
          </table:table-cell>
          <table:table-cell table:style-name="Tabla2.A2" office:value-type="string">
            <text:p text:style-name="P20">51.389</text:p>
          </table:table-cell>
          <table:table-cell table:style-name="Tabla2.A2" office:value-type="string">
            <text:p text:style-name="P20">65.645</text:p>
          </table:table-cell>
          <table:table-cell table:style-name="Tabla2.G2" office:value-type="string">
            <text:p text:style-name="P20">30.200</text:p>
          </table:table-cell>
        </table:table-row>
      </table:table>
      <text:p text:style-name="P12"/>
      <text:list xml:id="list110855175459275" text:continue-numbering="true" text:style-name="L1">
        <text:list-item>
          <text:list>
            <text:list-item>
              <text:p text:style-name="P6">¿Cómo se escribe con letras la cantidad de espectadores que entran en la cancha de <text:span text:style-name="T1">Huracán?</text:span></text:p>
            </text:list-item>
            <text:list-item>
              <text:p text:style-name="P6">En la cancha de <text:span text:style-name="T2">Banfield entran </text:span><text:span text:style-name="T3">treinta y cuatro mil novecientos</text:span><text:span text:style-name="T2"> </text:span><text:span text:style-name="T3">un</text:span><text:span text:style-name="T2"> espectadores</text:span>. Escribí esa cantidad usando números.</text:p>
            </text:list-item>
          </text:list>
        </text:list-item>
        <text:list-item>
          <text:p text:style-name="P8">En un juego se reparten tarjetas para asignar los puntos de los jugadores. Las tarjetas son de</text:p>
          <text:p text:style-name="P8"><draw:frame text:anchor-type="paragraph" draw:z-index="24" draw:name="Forma1" draw:style-name="gr25" draw:text-style-name="P23" svg:width="2.564cm" svg:height="1.089cm" svg:x="1.132cm" svg:y="0.187cm"><draw:text-box><text:p text:style-name="P21"><text:span text:style-name="T6">10.000</text:span></text:p></draw:text-box></draw:frame><draw:frame text:anchor-type="paragraph" draw:z-index="25" draw:name="Forma1" draw:style-name="gr26" draw:text-style-name="P23" svg:width="2.564cm" svg:height="1.089cm" svg:x="4.133cm" svg:y="0.187cm"><draw:text-box><text:p text:style-name="P21"><text:span text:style-name="T6">1.000</text:span></text:p></draw:text-box></draw:frame><draw:frame text:anchor-type="paragraph" draw:z-index="26" draw:name="Forma1" draw:style-name="gr27" draw:text-style-name="P23" svg:width="2.564cm" svg:height="1.089cm" svg:x="6.999cm" svg:y="0.161cm"><draw:text-box><text:p text:style-name="P21"><text:span text:style-name="T6">100</text:span></text:p></draw:text-box></draw:frame><draw:frame text:anchor-type="paragraph" draw:z-index="27" draw:name="Forma1" draw:style-name="gr28" draw:text-style-name="P23" svg:width="2.564cm" svg:height="1.089cm" svg:x="9.999cm" svg:y="0.161cm"><draw:text-box><text:p text:style-name="P21"><text:span text:style-name="T6">10</text:span></text:p></draw:text-box></draw:frame><draw:frame text:anchor-type="paragraph" draw:z-index="31" draw:name="Forma1" draw:style-name="gr32" draw:text-style-name="P23" svg:width="2.564cm" svg:height="1.089cm" svg:x="13cm" svg:y="0.161cm"><draw:text-box><text:p text:style-name="P21"><text:span text:style-name="T6">1</text:span></text:p></draw:text-box></draw:frame></text:p>
          <text:p text:style-name="P8"/>
          <text:p text:style-name="P8"/>
          <text:p text:style-name="P8"><text:s/></text:p>
          <text:list>
            <text:list-item>
              <text:p text:style-name="P8">Si Pedro tiene <text:span text:style-name="T5">5. 431 </text:span>puntos ¿Cuáles son las tarjetas que tiene?</text:p>
            </text:list-item>
            <text:list-item>
              <text:p text:style-name="P8"><draw:frame text:anchor-type="paragraph" draw:z-index="30" draw:name="Forma1" draw:style-name="gr31" draw:text-style-name="P23" svg:width="2.564cm" svg:height="1.089cm" svg:x="11.151cm" svg:y="3.103cm"><draw:text-box><text:p text:style-name="P21"><text:span text:style-name="T6">1.000</text:span></text:p></draw:text-box></draw:frame><draw:frame text:anchor-type="paragraph" draw:z-index="32" draw:name="Forma1" draw:style-name="gr33" draw:text-style-name="P23" svg:width="2.564cm" svg:height="1.089cm" svg:x="4.725cm" svg:y="1.57cm"><draw:text-box><text:p text:style-name="P21"><text:span text:style-name="T6">10</text:span></text:p></draw:text-box></draw:frame><draw:frame text:anchor-type="paragraph" draw:z-index="28" draw:name="Forma1" draw:style-name="gr29" draw:text-style-name="P23" svg:width="2.564cm" svg:height="1.089cm" svg:x="14.095cm" svg:y="1.595cm"><draw:text-box><text:p text:style-name="P21"><text:span text:style-name="T6">10.000</text:span></text:p></draw:text-box></draw:frame><draw:frame text:anchor-type="paragraph" draw:z-index="29" draw:name="Forma1" draw:style-name="gr30" draw:text-style-name="P23" svg:width="2.564cm" svg:height="1.089cm" svg:x="11.095cm" svg:y="1.593cm"><draw:text-box><text:p text:style-name="P21"><text:span text:style-name="T6">1.000</text:span></text:p></draw:text-box></draw:frame><draw:frame text:anchor-type="paragraph" draw:z-index="34" draw:name="Forma1" draw:style-name="gr35" draw:text-style-name="P23" svg:width="2.564cm" svg:height="1.089cm" svg:x="7.872cm" svg:y="1.515cm"><draw:text-box><text:p text:style-name="P21"><text:span text:style-name="T6">100</text:span></text:p></draw:text-box></draw:frame><draw:frame text:anchor-type="paragraph" draw:z-index="35" draw:name="Forma1" draw:style-name="gr36" draw:text-style-name="P23" svg:width="2.564cm" svg:height="1.089cm" svg:x="7.948cm" svg:y="3.044cm"><draw:text-box><text:p text:style-name="P21"><text:span text:style-name="T6">100</text:span></text:p></draw:text-box></draw:frame><draw:frame text:anchor-type="paragraph" draw:z-index="36" draw:name="Forma1" draw:style-name="gr37" draw:text-style-name="P23" svg:width="2.564cm" svg:height="1.089cm" svg:x="7.948cm" svg:y="4.459cm"><draw:text-box><text:p text:style-name="P21"><text:span text:style-name="T6">100</text:span></text:p></draw:text-box></draw:frame><draw:frame text:anchor-type="paragraph" draw:z-index="37" draw:name="Forma1" draw:style-name="gr38" draw:text-style-name="P23" svg:width="2.564cm" svg:height="1.089cm" svg:x="7.948cm" svg:y="5.819cm"><draw:text-box><text:p text:style-name="P21"><text:span text:style-name="T6">100</text:span></text:p></draw:text-box></draw:frame><draw:frame text:anchor-type="paragraph" draw:z-index="38" draw:name="Forma1" draw:style-name="gr39" draw:text-style-name="P23" svg:width="2.564cm" svg:height="1.089cm" svg:x="4.808cm" svg:y="3.101cm"><draw:text-box><text:p text:style-name="P21"><text:span text:style-name="T6">10</text:span></text:p></draw:text-box></draw:frame><draw:frame text:anchor-type="paragraph" draw:z-index="33" draw:name="Forma1" draw:style-name="gr34" draw:text-style-name="P23" svg:width="2.564cm" svg:height="1.089cm" svg:x="1.688cm" svg:y="1.596cm"><draw:text-box><text:p text:style-name="P21"><text:span text:style-name="T6">1</text:span></text:p></draw:text-box></draw:frame><draw:frame text:anchor-type="paragraph" draw:z-index="39" draw:name="Forma1" draw:style-name="gr40" draw:text-style-name="P23" svg:width="2.564cm" svg:height="1.089cm" svg:x="4.808cm" svg:y="4.463cm"><draw:text-box><text:p text:style-name="P21"><text:span text:style-name="T6">10</text:span></text:p></draw:text-box></draw:frame><draw:frame text:anchor-type="paragraph" draw:z-index="40" draw:name="Forma1" draw:style-name="gr41" draw:text-style-name="P23" svg:width="2.564cm" svg:height="1.089cm" svg:x="4.808cm" svg:y="5.824cm"><draw:text-box><text:p text:style-name="P21"><text:span text:style-name="T6">10</text:span></text:p></draw:text-box></draw:frame><draw:frame text:anchor-type="paragraph" draw:z-index="41" draw:name="Forma1" draw:style-name="gr42" draw:text-style-name="P23" svg:width="2.564cm" svg:height="1.089cm" svg:x="4.754cm" svg:y="7.161cm"><draw:text-box><text:p text:style-name="P21"><text:span text:style-name="T6">10</text:span></text:p></draw:text-box></draw:frame><draw:frame text:anchor-type="paragraph" draw:z-index="42" draw:name="Forma1" draw:style-name="gr43" draw:text-style-name="P23" svg:width="2.564cm" svg:height="1.089cm" svg:x="1.688cm" svg:y="3.013cm"><draw:text-box><text:p text:style-name="P21"><text:span text:style-name="T6">1</text:span></text:p></draw:text-box></draw:frame>Jacinta tiene estas tarjetas ¿Cuál es su puntaj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swiss"/>
    <style:font-face style:name="FreeSans1" svg:font-family="FreeSans" style:font-family-generic="swiss"/>
    <style:font-face style:name="Open Sans" svg:font-family="'Open Sans'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6:17.503818288</meta:creation-date>
    <dc:date>2017-05-04T11:08:52.923424947</dc:date>
    <meta:editing-duration>PT10M21S</meta:editing-duration>
    <meta:editing-cycles>2</meta:editing-cycles>
    <meta:generator>LibreOffice/5.2.6.2$Linux_X86_64 LibreOffice_project/20m0$Build-2</meta:generator>
    <meta:document-statistic meta:table-count="2" meta:image-count="0" meta:object-count="0" meta:page-count="2" meta:paragraph-count="60" meta:word-count="346" meta:character-count="2586" meta:non-whitespace-character-count="1964"/>
  </office:meta>
</office:document-meta>
</file>